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Python</text:p>
          </text:list-item>
          <text:list-item>
            <text:p text:style-name="tech-skill">Git; GitHub</text:p>
          </text:list-item>
          <text:list-item>
            <text:p text:style-name="tech-skill">Roblox Lua(u)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VS Code</text:p>
          </text:list-item>
          <text:list-item>
            <text:p text:style-name="tech-skill">UX Design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nd scal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my YouTube cha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— a tool to match e-sports streamers and paying sponsors</text:span>
						</text:p>
            <text:p text:style-name="work-desc">
							Implemented mobile-responsive pages using Next.js (and thus React) from existing mockups
						</text:p>
            <text:p text:style-name="work-desc">
							Collaborated directly with other developers and C-suite personnel
						</text:p>
          </table:table-cell>
          <table:table-cell table:style-name="date-cell">
            <text:p text:style-name="date">2023-09 / 2024-03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10-30 20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